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rop database if exists LinYinAstonMartinF1Team;</text:p>
      <text:p text:style-name="Standard">create database LinYinAstonMartinF1Team;</text:p>
      <text:p text:style-name="Standard">use LinYinAstonMartinF1Team;</text:p>
      <text:p text:style-name="Standard">-- Dani</text:p>
      <text:p text:style-name="Standard">create table if not exists trabajadores(</text:p>
      <text:p text:style-name="Standard"><text:tab/>id int primary key auto_increment,</text:p>
      <text:p text:style-name="Standard"><text:tab/>nombre varchar(30) not null,</text:p>
      <text:p text:style-name="Standard"><text:tab/>dni char(9) not null,</text:p>
      <text:p text:style-name="Standard"><text:tab/>nacionalidad varchar(10),</text:p>
      <text:p text:style-name="Standard"><text:tab/>fecha_nacimiento date not null,</text:p>
      <text:p text:style-name="Standard"><text:s text:c="4"/>tipo enum ('mecanico', 'ingeniero','limpiador') not null,</text:p>
      <text:p text:style-name="Standard"><text:tab/>id_equipo int not null</text:p>
      <text:p text:style-name="Standard">);</text:p>
      <text:p text:style-name="Standard">create table if not exists mecanicos(</text:p>
      <text:p text:style-name="Standard"><text:tab/>id int primary key auto_increment,</text:p>
      <text:p text:style-name="Standard"><text:s text:c="4"/>tarea_pit_stop varchar(30) not null</text:p>
      <text:p text:style-name="Standard">);</text:p>
      <text:p text:style-name="Standard">-- Jaza</text:p>
      <text:p text:style-name="Standard">CREATE TABLE IF NOT EXISTS equipos (</text:p>
      <text:p text:style-name="Standard"><text:tab/>id int primary key auto_increment,</text:p>
      <text:p text:style-name="Standard"><text:s text:c="4"/>nacionalidad varchar(30) not null,</text:p>
      <text:p text:style-name="Standard"><text:s text:c="4"/>nombre varchar(30) not null,</text:p>
      <text:p text:style-name="Standard"><text:s text:c="4"/>año_fundacion date);</text:p>
      <text:p text:style-name="Standard">CREATE TABLE IF NOT EXISTS pilotos(</text:p>
      <text:p text:style-name="Standard"><text:tab/>id int primary key auto_increment,</text:p>
      <text:p text:style-name="Standard"><text:s text:c="4"/>nacionalidad varchar(30) not null,</text:p>
      <text:p text:style-name="Standard"><text:s text:c="4"/>id_equipo int not null,</text:p>
      <text:p text:style-name="Standard"><text:s text:c="4"/>numero int,</text:p>
      <text:p text:style-name="Standard"><text:s text:c="4"/>nombre varchar(30),</text:p>
      <text:p text:style-name="Standard"><text:tab/>index busquedaNombre(nombre)</text:p>
      <text:p text:style-name="Standard"><text:s text:c="4"/>);</text:p>
      <text:p text:style-name="Standard">-- Lin</text:p>
      <text:p text:style-name="Standard">create table if not exists carreras(</text:p>
      <text:p text:style-name="Standard">id int primary key auto_increment,</text:p>
      <text:p text:style-name="Standard">id_circuito int,</text:p>
      <text:p text:style-name="Standard">id_temporada int</text:p>
      <text:p text:style-name="Standard">);</text:p>
      <text:p text:style-name="Standard">create table if not exists resultados(</text:p>
      <text:p text:style-name="Standard">id_piloto int not null,</text:p>
      <text:p text:style-name="Standard">id_carrera int not null,</text:p>
      <text:p text:style-name="Standard">puntos_carrera int not null,</text:p>
      <text:p text:style-name="Standard">posicion int not null,</text:p>
      <text:p text:style-name="Standard">primary key (id_piloto,id_carrera)</text:p>
      <text:p text:style-name="Standard">);</text:p>
      <text:p text:style-name="Standard">-- Daikel</text:p>
      <text:p text:style-name="Standard">create table ing_coche(</text:p>
      <text:p text:style-name="Standard">id int auto_increment primary key,</text:p>
      <text:p text:style-name="Standard">area_de_coche varchar(30) not null</text:p>
      <text:p text:style-name="Standard">);</text:p>
      <text:p text:style-name="Standard">create table ing_estrategia(</text:p>
      <text:p text:style-name="Standard">id int auto_increment primary key,</text:p>
      <text:p text:style-name="Standard">localizacion varchar(30) not null</text:p>
      <text:p text:style-name="Standard"><text:soft-page-break/>) comment 'Los estrategas son ingenieros que esta especializados en las estrategias de carrera';</text:p>
      <text:p text:style-name="Standard">-- Luis</text:p>
      <text:p text:style-name="Standard">create table if not exists circuitos (</text:p>
      <text:p text:style-name="Standard"><text:tab/>id int not null auto_increment primary key,</text:p>
      <text:p text:style-name="Standard"><text:s text:c="4"/>longitud double not null,</text:p>
      <text:p text:style-name="Standard"><text:s text:c="4"/>ubicacion varchar(40) not null,</text:p>
      <text:p text:style-name="Standard"><text:s text:c="4"/>nombre varchar(100) not null,</text:p>
      <text:p text:style-name="Standard"><text:s text:c="4"/>nvueltas int not null</text:p>
      <text:p text:style-name="Standard"><text:s text:c="4"/>);</text:p>
      <text:p text:style-name="Standard">create table if not exists temporadas (</text:p>
      <text:p text:style-name="Standard"><text:tab/>id int not null primary key auto_increment,</text:p>
      <text:p text:style-name="Standard"><text:s text:c="4"/>año date not null</text:p>
      <text:p text:style-name="Standard"><text:s text:c="4"/>);</text:p>
      <text:p text:style-name="Standard"/>
      <text:p text:style-name="Standard"/>
      <text:p text:style-name="Standard">-- Dani</text:p>
      <text:p text:style-name="Standard">alter table trabajadores add foreign key (id_equipo) references equipos(id);</text:p>
      <text:p text:style-name="Standard">alter table mecanicos add foreign key (id) references trabajadores(id);</text:p>
      <text:p text:style-name="Standard">-- Jaza</text:p>
      <text:p text:style-name="Standard">alter table pilotos add foreign key (id_equipo) references equipos(id);</text:p>
      <text:p text:style-name="Standard">-- Lin</text:p>
      <text:p text:style-name="Standard">alter table carreras add foreign key (id_circuito) references circuitos(id);</text:p>
      <text:p text:style-name="Standard">alter table carreras add foreign key (id_temporada) references temporadas(id);</text:p>
      <text:p text:style-name="Standard">alter table resultados add foreign key resultados(id_piloto) references pilotos(id);</text:p>
      <text:p text:style-name="Standard">alter table resultados add foreign key resultados(id_carrera) references carreras(id);</text:p>
      <text:p text:style-name="Standard">-- Daikel</text:p>
      <text:p text:style-name="Standard">ALTER TABLE ing_coche ADD CONSTRAINT fk_ing_coche_trabajador FOREIGN KEY (id) REFERENCES trabajadores(id);</text:p>
      <text:p text:style-name="Standard">ALTER TABLE ing_estrategia ADD CONSTRAINT fk_ing_estrategia_trabajador FOREIGN KEY (id) REFERENCES trabajadores(id);</text:p>
      <text:p text:style-name="Standard">-- Luis no tiene claves foraneas</text:p>
      <text:p text:style-name="Standard"/>
      <text:p text:style-name="Standard"/>
      <text:p text:style-name="Standard"/>
      <text:p text:style-name="Standard">-- 2º Trimestre ACTIVIDAES</text:p>
      <text:p text:style-name="Standard"/>
      <text:p text:style-name="Standard">-- 3 Modifica las tablas añadiendo índices (incluido UNIQUE y FULLTEXT). Justifica tu elección.</text:p>
      <text:p text:style-name="Standard">-- Tabla Pilotos</text:p>
      <text:p text:style-name="Standard">alter table pilotos ADD UNIQUE INDEX (numero);</text:p>
      <text:p text:style-name="Standard">-- Los elegí por que tengo entendido que el numero de los Pilotos no se repiten</text:p>
      <text:p text:style-name="Standard"/>
      <text:p text:style-name="Standard">-- Tabla Circuitos</text:p>
      <text:p text:style-name="Standard">alter table circuitos ADD FULLTEXT INDEX (nombre);</text:p>
      <text:p text:style-name="Standard">-- El nombre de los circutos no se repiten</text:p>
      <text:p text:style-name="Standard"/>
      <text:p text:style-name="Standard">-- Tabla Equipos</text:p>
      <text:p text:style-name="Standard">alter table equipos ADD FULLTEXT INDEX (nombre);</text:p>
      <text:p text:style-name="Standard">-- El nombre de los equipos no se repiten</text:p>
      <text:p text:style-name="Standard"/>
      <text:p text:style-name="Standard">-- Tabla Temporada</text:p>
      <text:p text:style-name="Standard">alter table temporadas ADD UNIQUE INDEX (año);</text:p>
      <text:p text:style-name="Standard">-- Tengo entendido que no habra 2 temporadas el mismo año (creo)</text:p>
      <text:p text:style-name="Standard"><text:soft-page-break/></text:p>
      <text:p text:style-name="Standard">-- 4º Elimina dichos índices.</text:p>
      <text:p text:style-name="Standard"/>
      <text:p text:style-name="Standard">-- Tabla Pilotos</text:p>
      <text:p text:style-name="Standard">alter table pilotos DROP INDEX numero;</text:p>
      <text:p text:style-name="Standard">-- Tabla Circuitos</text:p>
      <text:p text:style-name="Standard">alter table circuitos DROP INDEX nombre;</text:p>
      <text:p text:style-name="Standard">-- Tabla Equipos</text:p>
      <text:p text:style-name="Standard">alter table equipos DROP INDEX nombre;</text:p>
      <text:p text:style-name="Standard">-- Tabla Temporada</text:p>
      <text:p text:style-name="Standard">alter table temporadas DROP INDEX año;</text:p>
      <text:p text:style-name="Standard"/>
      <text:p text:style-name="Standard">-- 5 Crea tres vistas. Específica qué quieres mostrar en las vistas.</text:p>
      <text:p text:style-name="Standard">-- Hemos creado vistas que muestran todos los datos de determinadas tablas para poder mostrar sus resultados sin dar necesidad de dar permisos sobre esas tablas.</text:p>
      <text:p text:style-name="Standard"/>
      <text:p text:style-name="Standard">Create view pilot as select * from pilotos;</text:p>
      <text:p text:style-name="Standard">Create view carrer as select * from carreras;</text:p>
      <text:p text:style-name="Standard">Create view circuits as select * from circuitos;</text:p>
      <text:p text:style-name="Standard"/>
      <text:p text:style-name="Standard">-- 6 Elimina las vistas.</text:p>
      <text:p text:style-name="Standard"/>
      <text:p text:style-name="Standard">Drop view pilot; </text:p>
      <text:p text:style-name="Standard">Drop view carrer;</text:p>
      <text:p text:style-name="Standard">Drop view circuits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5T16:31:50.197000000</meta:creation-date>
    <dc:date>2024-04-15T16:53:50.317000000</dc:date>
    <meta:editing-duration>PT17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3" meta:paragraph-count="111" meta:word-count="571" meta:character-count="3910" meta:non-whitespace-character-count="3369"/>
  </office:meta>
</office:document-meta>
</file>